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121" officeooo:paragraph-rsid="0010660f"/>
    </style:style>
    <style:style style:name="P2" style:family="paragraph" style:parent-style-name="Standard">
      <style:text-properties officeooo:rsid="001387a6" officeooo:paragraph-rsid="0010660f"/>
    </style:style>
    <style:style style:name="P3" style:family="paragraph" style:parent-style-name="Standard">
      <style:paragraph-properties fo:text-align="center" style:justify-single-word="false"/>
      <style:text-properties officeooo:rsid="001387a6" officeooo:paragraph-rsid="0010660f"/>
    </style:style>
    <style:style style:name="P4" style:family="paragraph" style:parent-style-name="Standard">
      <style:text-properties officeooo:rsid="001394b3" officeooo:paragraph-rsid="0010660f"/>
    </style:style>
    <style:style style:name="P5" style:family="paragraph" style:parent-style-name="Standard">
      <style:text-properties fo:font-size="11pt" officeooo:rsid="001394b3" officeooo:paragraph-rsid="0010660f" style:font-size-asian="11pt" style:font-size-complex="11pt"/>
    </style:style>
    <style:style style:name="P6" style:family="paragraph" style:parent-style-name="Standard">
      <style:text-properties officeooo:rsid="00151572" officeooo:paragraph-rsid="0010660f"/>
    </style:style>
    <style:style style:name="P7" style:family="paragraph" style:parent-style-name="Standard">
      <style:text-properties officeooo:rsid="00153c04" officeooo:paragraph-rsid="0010660f"/>
    </style:style>
    <style:style style:name="P8" style:family="paragraph" style:parent-style-name="Standard">
      <style:text-properties officeooo:rsid="0017a918" officeooo:paragraph-rsid="0010660f"/>
    </style:style>
    <style:style style:name="P9" style:family="paragraph" style:parent-style-name="Standard">
      <style:text-properties officeooo:paragraph-rsid="0010660f"/>
    </style:style>
    <style:style style:name="P10" style:family="paragraph" style:parent-style-name="Preformatted_20_Text">
      <style:text-properties officeooo:rsid="001394b3" officeooo:paragraph-rsid="0010660f"/>
    </style:style>
    <style:style style:name="P11" style:family="paragraph" style:parent-style-name="Preformatted_20_Text">
      <style:text-properties officeooo:rsid="00151572" officeooo:paragraph-rsid="0010660f"/>
    </style:style>
    <style:style style:name="P12" style:family="paragraph" style:parent-style-name="Preformatted_20_Text">
      <style:text-properties officeooo:paragraph-rsid="0010660f"/>
    </style:style>
    <style:style style:name="T1" style:family="text">
      <style:text-properties officeooo:rsid="0017a91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53c04"/>
    </style:style>
    <style:style style:name="T4" style:family="text">
      <style:text-properties officeooo:rsid="001621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NSTALANDO E CONFIGURANDO O </text:span>MOODLE 3.5</text:p>
      <text:p text:style-name="P2">Baixe o Moodle a versão mais nova em: <text:a xlink:type="simple" xlink:href="https://download.moodle.org/" text:style-name="Internet_20_link" text:visited-style-name="Visited_20_Internet_20_Link">https://download.moodle.org/</text:a></text:p>
      <text:p text:style-name="P2">Depois de baixar, entre no terminal como <text:span text:style-name="T2">Super Usuário, </text:span>descompacte e mova ela para a pasta:</text:p>
      <text:p text:style-name="P12">mv moodle /var/www/html/</text:p>
      <text:p text:style-name="P12">sudo apt-get update</text:p>
      <text:p text:style-name="P4">Agora acesse o Browser com o endereço:</text:p>
      <text:p text:style-name="P12">localhost/moodle</text:p>
      <text:p text:style-name="P10">Crie um Diretório no sistema com o nome MOODLEDATA no seguinte caminho:</text:p>
      <text:p text:style-name="P12">sudo su</text:p>
      <text:p text:style-name="P12">mkdir <text:span text:style-name="T2">var/moodledata</text:span></text:p>
      <text:p text:style-name="P11"><text:span text:style-name="T2">Depois dê o seguinte comando para LEITURA/ESCRITA</text:span></text:p>
      <text:p text:style-name="P12">sudo su</text:p>
      <text:p text:style-name="P12">chmod 777 /var/moodledata</text:p>
      <text:p text:style-name="P12">chmod -R 777 var/www/html/moodle</text:p>
      <text:p text:style-name="P4">Veja a sua versão do PHP com o comando:</text:p>
      <text:p text:style-name="P12">php –version</text:p>
      <text:p text:style-name="P4">A minha por exemplo é a:</text:p>
      <text:p text:style-name="P5">PHP 7.0.30-0ubuntu0.16.04.1 (cli) ( NTS )</text:p>
      <text:p text:style-name="P4">Instale algumas extensões essenciais para o funcionamento do PHP e do Moodle</text:p>
      <text:p text:style-name="P12">sudo apt-get install php7-curl php7-zip php7-intl php7-xmlrpc php7-soap</text:p>
      <text:p text:style-name="P6">Reinicie o Servidor apache2</text:p>
      <text:p text:style-name="P12">sudo service apache2 restart</text:p>
      <text:p text:style-name="P6">Aguarde a instalação do Moodle <text:span text:style-name="T3">e dê continuidade</text:span>(Não se preocupe, demora mesmo a instalação)</text:p>
      <text:p text:style-name="P7">Atualize as informações que está pedindo como por exemplo: Usuário, Senha, E-mail, etc.</text:p>
      <text:p text:style-name="P7">Depois que confirmado seus dados clique em “ATUALIZAR PERFIL”<text:span text:style-name="T4">(As vezes demora um pouco)</text:span></text:p>
      <text:p text:style-name="P4"><text:span text:style-name="T4">Agora vamos colocar o nome do seu site, uma abreviatura para o site, No-reply e-mail e uma descrição da página inicial. O meu exemplo ficou assim:</text:span></text:p>
      <text:p text:style-name="P4"><text:span text:style-name="T4">Nome completo do site: Integrador_Moodle</text:span></text:p>
      <text:p text:style-name="P4"><text:span text:style-name="T4">Nome breve do site: Integrador</text:span></text:p>
      <text:p text:style-name="P9"><text:span text:style-name="T4">Descrição da página inicial: </text:span>Site para testes do projeto que estou trabalhando no COTIC EaD IFRN</text:p>
      <text:p text:style-name="P1">Endereço No-reply: naoprecisa@gmail.com</text:p>
      <text:p text:style-name="P1">Clique em “SALVAR MUDANÇAS”</text:p>
      <text:p text:style-name="P8">Para acessá-lo vá no browser e digite:</text:p>
      <text:p text:style-name="P12">http://localhost/moodle/login/index.php </text:p>
      <text:p text:style-name="P1">Pronto!!! Seu moodle está instalado e pronto pra usar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1:30:56.369210126</meta:creation-date>
    <dc:date>2018-08-10T11:32:17.915899556</dc:date>
    <meta:editing-duration>PT1M21S</meta:editing-duration>
    <meta:editing-cycles>1</meta:editing-cycles>
    <meta:document-statistic meta:table-count="0" meta:image-count="0" meta:object-count="0" meta:page-count="1" meta:paragraph-count="34" meta:word-count="244" meta:character-count="1600" meta:non-whitespace-character-count="1389"/>
    <meta:generator>LibreOffice/6.0.6.2$Linux_X86_64 LibreOffice_project/0c292870b25a325b5ed35f6b45599d2ea4458e77</meta:generator>
  </office:meta>
</office:document-meta>
</file>